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997cm" fo:margin-left="-1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0.265cm"/>
    </style:style>
    <style:style style:name="Table1.C" style:family="table-column">
      <style:table-column-properties style:column-width="15.177cm"/>
    </style:style>
    <style:style style:name="Table1.A1" style:family="table-cell">
      <style:table-cell-properties fo:background-color="#1c75bc" fo:padding-left="1cm" fo:padding-right="0.101cm" fo:padding-top="0.101cm" fo:padding-bottom="0.101cm" fo:border="none">
        <style:background-image/>
      </style:table-cell-properties>
    </style:style>
    <style:style style:name="Table1.B1" style:family="table-cell">
      <style:table-cell-properties fo:padding="0.101cm" fo:border="none"/>
    </style:style>
    <style:style style:name="Table1.C1" style:family="table-cell">
      <style:table-cell-properties fo:background-color="#929497" fo:padding="0.101cm" fo:border="none">
        <style:background-image/>
      </style:table-cell-properties>
    </style:style>
    <style:style style:name="Table2" style:family="table">
      <style:table-properties style:width="20.997cm" fo:margin-left="-1cm" table:align="left"/>
    </style:style>
    <style:style style:name="Table2.A" style:family="table-column">
      <style:table-column-properties style:column-width="5.519cm"/>
    </style:style>
    <style:style style:name="Table2.B" style:family="table-column">
      <style:table-column-properties style:column-width="0.471cm"/>
    </style:style>
    <style:style style:name="Table2.C" style:family="table-column">
      <style:table-column-properties style:column-width="15.007cm"/>
    </style:style>
    <style:style style:name="Table2.A1" style:family="table-cell">
      <style:table-cell-properties fo:padding-left="1cm" fo:padding-right="0.101cm" fo:padding-top="0.101cm" fo:padding-bottom="0.101cm" fo:border-left="none" fo:border-right="0.5pt solid #000000" fo:border-top="none" fo:border-bottom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1c75bc" fo:padding="0.101cm" fo:border-left="none" fo:border-right="0.5pt solid #1c75bc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1c75bc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1c75bc" fo:padding="0.101cm" fo:border-left="0.5pt solid #1c75bc" fo:border-right="0.5pt solid #1c75bc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1c75bc" fo:padding="0.101cm" fo:border-left="none" fo:border-right="0.5pt solid #1c75bc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1c75bc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1c75bc" fo:padding="0.101cm" fo:border-left="0.5pt solid #1c75bc" fo:border-right="0.5pt solid #1c75bc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4.498cm"/>
    </style:style>
    <style:style style:name="Table7.B" style:family="table-column">
      <style:table-column-properties style:column-width="0.312cm"/>
    </style:style>
    <style:style style:name="Table7.C" style:family="table-column">
      <style:table-column-properties style:column-width="14.19cm"/>
    </style:style>
    <style:style style:name="Table7.A1" style:family="table-cell">
      <style:table-cell-properties fo:background-color="transparent" fo:padding="0cm" fo:border-left="none" fo:border-right="0.5pt solid #000000" fo:border-top="none" fo:border-bottom="none">
        <style:background-image/>
      </style:table-cell-properties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P5" style:family="paragraph" style:parent-style-name="Table_20_Contents">
      <style:text-properties style:font-name="Calibri" officeooo:paragraph-rsid="003b12c7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text-properties style:font-name="Calibri" fo:font-size="9pt" fo:font-weight="bold" officeooo:rsid="0026fd06" officeooo:paragraph-rsid="0026fd06" style:font-size-asian="7.84999990463257pt" style:font-weight-asian="bold" style:font-size-complex="9pt" style:font-weight-complex="bold"/>
    </style:style>
    <style:style style:name="P10" style:family="paragraph" style:parent-style-name="Table_20_Contents">
      <style:text-properties style:font-name="Calibri" fo:font-size="9pt" officeooo:rsid="0026fd06" officeooo:paragraph-rsid="0026fd06" style:font-size-asian="7.84999990463257pt" style:font-size-complex="9pt"/>
    </style:style>
    <style:style style:name="P11" style:family="paragraph" style:parent-style-name="Frame_20_contents">
      <style:paragraph-properties fo:text-align="start" style:justify-single-word="false"/>
      <style:text-properties style:font-name="Calibri" fo:font-size="9pt" fo:font-weight="normal" officeooo:rsid="008feb0b" officeooo:paragraph-rsid="0026fd06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9pt" fo:font-weight="normal" officeooo:rsid="0080c36a" officeooo:paragraph-rsid="0026b0a7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Calibri" officeooo:paragraph-rsid="003e6d1b"/>
    </style:style>
    <style:style style:name="P14" style:family="paragraph" style:parent-style-name="Table_20_Contents">
      <style:text-properties style:font-name="Calibri" fo:font-size="6pt" officeooo:rsid="002aed35" officeooo:paragraph-rsid="0026fd06" style:font-size-asian="5.25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6pt" fo:font-weight="normal" officeooo:rsid="0080c36a" officeooo:paragraph-rsid="0026b0a7" style:font-size-asian="5.25pt" style:font-weight-asian="normal" style:font-size-complex="6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officeooo:paragraph-rsid="002f2c52"/>
    </style:style>
    <style:style style:name="P17" style:family="paragraph" style:parent-style-name="Table_20_Contents">
      <style:paragraph-properties fo:text-align="end" style:justify-single-word="false"/>
      <style:text-properties officeooo:paragraph-rsid="00311258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officeooo:rsid="0010a605" officeooo:paragraph-rsid="0010a60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style:font-size-asian="10pt" style:font-size-complex="10pt"/>
    </style:style>
    <style:style style:name="P2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paragraph-rsid="0013c804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rsid="001c6f20" officeooo:paragraph-rsid="00243e8a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c6f20" officeooo:paragraph-rsid="0026b0a7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normal" officeooo:paragraph-rsid="001c6f20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fo:color="#ffffff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ffffff" loext:opacity="100%" style:font-name="Calibri" fo:font-size="9pt" fo:font-weight="bold" officeooo:paragraph-rsid="0013c804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rsid="002127de" officeooo:paragraph-rsid="002127de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ffffff" loext:opacity="100%" style:font-name="Calibri" fo:font-size="18pt" fo:font-weight="bold" officeooo:rsid="0010a605" officeooo:paragraph-rsid="0010a605" style:font-size-asian="18pt" style:font-weight-asian="bold" style:font-size-complex="18pt" style:font-weight-complex="bold"/>
    </style:style>
    <style:style style:name="P31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P32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Calibri" fo:font-size="9pt" officeooo:rsid="0041d08e" officeooo:paragraph-rsid="0026b0a7" style:font-size-asian="9pt" style:font-size-complex="9pt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8" style:family="paragraph" style:parent-style-name="Table_20_Contents">
      <style:text-properties fo:color="#000000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Lato"/>
    </style:style>
    <style:style style:name="P40" style:family="paragraph" style:parent-style-name="Standard">
      <style:text-properties style:font-name="Lato"/>
    </style:style>
    <style:style style:name="P41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rsid="007d6396" officeooo:paragraph-rsid="002127de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paragraph-rsid="0026b0a7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rsid="0080c36a" officeooo:paragraph-rsid="0026b0a7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paragraph-rsid="0026b0a7"/>
    </style:style>
    <style:style style:name="P46" style:family="paragraph" style:parent-style-name="Table_20_Contents">
      <style:text-properties officeooo:paragraph-rsid="0026fd06"/>
    </style:style>
    <style:style style:name="P47" style:family="paragraph" style:parent-style-name="Table_20_Contents">
      <style:text-properties fo:font-size="6pt" officeooo:paragraph-rsid="0026fd06" style:font-size-asian="5.25pt" style:font-size-complex="6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color="#77787b" loext:opacity="100%" style:font-name="Calibri" fo:font-size="9pt" fo:font-weight="bold" officeooo:rsid="0041d08e" officeooo:paragraph-rsid="003e6d1b" style:font-size-asian="9pt" style:font-weight-asian="bold" style:font-size-complex="9pt" style:font-weight-complex="bold"/>
    </style:style>
    <style:style style:name="P49" style:family="paragraph" style:parent-style-name="Standard">
      <style:text-properties officeooo:paragraph-rsid="003aabea"/>
    </style:style>
    <style:style style:name="P50" style:family="paragraph" style:parent-style-name="Standard">
      <style:text-properties officeooo:paragraph-rsid="003e6d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eb0b" style:font-weight-asian="bold" style:font-weight-complex="bold"/>
    </style:style>
    <style:style style:name="T3" style:family="text">
      <style:text-properties fo:font-weight="bold" officeooo:rsid="003112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feb0b" style:font-weight-asian="normal" style:font-weight-complex="normal"/>
    </style:style>
    <style:style style:name="T6" style:family="text">
      <style:text-properties style:font-name="Calibri" fo:font-size="10pt" officeooo:rsid="00311258" style:font-size-asian="10pt" style:font-size-complex="10pt"/>
    </style:style>
    <style:style style:name="T7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T8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T10" style:family="text">
      <style:text-properties style:font-name="Calibri" fo:font-size="9pt" officeooo:rsid="0013c804" style:font-size-asian="9pt" style:font-size-complex="9pt"/>
    </style:style>
    <style:style style:name="T11" style:family="text">
      <style:text-properties style:font-name="Calibri" fo:font-size="9pt" officeooo:rsid="00149123" style:font-size-asian="9pt" style:font-size-complex="9pt"/>
    </style:style>
    <style:style style:name="T12" style:family="text">
      <style:text-properties style:font-name="Calibri" fo:font-size="9pt" officeooo:rsid="002127de" style:font-size-asian="9pt" style:font-size-complex="9pt"/>
    </style:style>
    <style:style style:name="T13" style:family="text">
      <style:text-properties style:font-name="Calibri" fo:font-size="9pt" officeooo:rsid="002aed35" style:font-size-asian="9pt" style:font-size-complex="9pt"/>
    </style:style>
    <style:style style:name="T14" style:family="text">
      <style:text-properties style:font-name="Calibri" fo:font-size="9pt" officeooo:rsid="0080c36a" style:font-size-asian="9pt" style:font-size-complex="9pt"/>
    </style:style>
    <style:style style:name="T15" style:family="text">
      <style:text-properties style:font-name="Calibri" fo:font-size="9pt" officeooo:rsid="0041d08e" style:font-size-asian="9pt" style:font-size-complex="9pt"/>
    </style:style>
    <style:style style:name="T16" style:family="text">
      <style:text-properties style:font-name="Calibri" fo:font-size="9pt" fo:font-weight="normal" officeooo:rsid="0080c36a" style:font-size-asian="9pt" style:font-weight-asian="normal" style:font-size-complex="9pt" style:font-weight-complex="normal"/>
    </style:style>
    <style:style style:name="T17" style:family="text">
      <style:text-properties style:font-name="Calibri" fo:font-size="9pt" officeooo:rsid="002aed35" style:font-size-asian="7.84999990463257pt" style:font-size-complex="9pt"/>
    </style:style>
    <style:style style:name="T18" style:family="text">
      <style:text-properties officeooo:rsid="0011a1af"/>
    </style:style>
    <style:style style:name="T19" style:family="text">
      <style:text-properties officeooo:rsid="0080c36a"/>
    </style:style>
    <style:style style:name="T20" style:family="text">
      <style:text-properties officeooo:rsid="007f39c2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821866"/>
    </style:style>
    <style:style style:name="T23" style:family="text">
      <style:text-properties officeooo:rsid="00465fe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bf_report_header" text:name="py3o.o.company_id.bf_report_header"/>
        <text:user-field-decl office:value-type="string" office:string-value="name" text:name="py3o.o.name"/>
        <text:user-field-decl office:value-type="string" office:string-value="origin" text:name="py3o.o.origin"/>
        <text:user-field-decl office:value-type="string" office:string-value="reference" text:name="py3o.o.referenc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name" text:name="py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amount_untaxed" text:name="py3o.o.bf_amount_untaxed"/>
        <text:user-field-decl office:value-type="string" office:string-value="total_qty" text:name="py3o.o.bf_total_qty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bf_amount_total" text:name="py3o.o.bf_amount_total"/>
        <text:user-field-decl office:value-type="string" office:string-value="payment_term_id.bf_note" text:name="py3o.o.payment_term_id.bf_note"/>
        <text:user-field-decl office:value-type="string" office:string-value="phone" text:name="py3o.o.partner_id.phone"/>
        <text:user-field-decl office:value-type="string" office:string-value="email" text:name="py3o.o.partner_id.email"/>
        <text:user-field-decl office:value-type="string" office:string-value="website" text:name="py3o.o.partner_id.website"/>
        <text:user-field-decl office:value-type="string" office:string-value="display_address_without_company_line" text:name="py3o.o.partner_id.display_address_without_company_line"/>
        <text:user-field-decl office:value-type="string" office:string-value="bf_display_address_without_company" text:name="py3o.o.partner_id.bf_display_address_without_company"/>
        <text:user-field-decl office:value-type="string" office:string-value="bf_comment" text:name="py3o.o.bf_comment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88354544">
          <table:table-cell table:style-name="Table1.A1" office:value-type="string">
            <text:p text:style-name="P30">I<text:span text:style-name="T18">nvoice</text:span>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70036560">
          <table:table-cell table:style-name="Table2.A1" office:value-type="string">
            <text:p text:style-name="P9">Address</text:p>
            <text:p text:style-name="P11"><text:user-field-get text:name="py3o.o.partner_id.bf_display_address_without_company">bf_display_address_without_company</text:user-field-get></text:p>
            <text:p text:style-name="P46"><text:a xlink:type="simple" xlink:href="py3o://if=%22o.partner_id.phone%22" text:style-name="Internet_20_link" text:visited-style-name="Visited_20_Internet_20_Link"><text:span text:style-name="T17">if="o.partner_id.phone"</text:span></text:a></text:p>
            <text:p text:style-name="P47"/>
            <text:p text:style-name="P9">Phone</text:p>
            <text:p text:style-name="P10"><text:user-field-get text:name="py3o.o.partner_id.phone">phone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  <text:p text:style-name="P46"><text:a xlink:type="simple" xlink:href="py3o://if=%22o.partner_id.email%22" text:style-name="Internet_20_link" text:visited-style-name="Visited_20_Internet_20_Link"><text:span text:style-name="T13">if="o.partner_id.email"</text:span></text:a></text:p>
            <text:p text:style-name="P14"/>
            <text:p text:style-name="P9">Email</text:p>
            <text:p text:style-name="P10"><text:user-field-get text:name="py3o.o.partner_id.email">email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  <text:p text:style-name="P46"><text:a xlink:type="simple" xlink:href="py3o://if=%22o.partner_id.website%22" text:style-name="Internet_20_link" text:visited-style-name="Visited_20_Internet_20_Link"><text:span text:style-name="T17">if="o.partner_id.website"</text:span></text:a></text:p>
            <text:p text:style-name="P47"/>
            <text:p text:style-name="P9">Website</text:p>
            <text:p text:style-name="P10"><text:user-field-get text:name="py3o.o.partner_id.website">website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office:value-type="string">
                  <text:p text:style-name="P19">D<text:span text:style-name="T18">escription</text:span></text:p>
                </table:table-cell>
                <table:table-cell table:style-name="Table3.B1" office:value-type="string">
                  <text:p text:style-name="P20"/>
                </table:table-cell>
                <table:table-cell table:style-name="Table3.C1" office:value-type="string">
                  <text:p text:style-name="P19">Q<text:span text:style-name="T23">ty</text:span></text:p>
                </table:table-cell>
                <table:table-cell table:style-name="Table3.A1" office:value-type="string">
                  <text:p text:style-name="P19">P<text:span text:style-name="T18">rice</text:span></text:p>
                </table:table-cell>
                <table:table-cell table:style-name="Table3.A1" office:value-type="string">
                  <text:p text:style-name="P19">T<text:span text:style-name="T18">ax</text:span></text:p>
                </table:table-cell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19">T<text:span text:style-name="T18">otal</text:span></text:p>
                </table:table-cell>
                <table:table-cell table:style-name="Table3.A1" office:value-type="string">
                  <text:p text:style-name="P20"/>
                </table:table-cell>
              </table:table-row>
              <table:table-row table:style-name="TableLine151286688"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10">for="line in o.invoice_line_ids"</text:span></text:a></text:p>
                </table:table-cell>
                <table:table-cell table:style-name="Table3.B2" office:value-type="string">
                  <text:p text:style-name="P7"/>
                </table:table-cell>
                <table:table-cell table:style-name="Table3.C2" office:value-type="string">
                  <text:p text:style-name="P7"/>
                </table:table-cell>
                <table:table-cell table:style-name="Table3.D2" office:value-type="string">
                  <text:p text:style-name="P7"/>
                </table:table-cell>
                <table:table-cell table:style-name="Table3.E2" office:value-type="string">
                  <text:p text:style-name="P7"/>
                </table:table-cell>
                <table:table-cell table:style-name="Table3.F2" office:value-type="string">
                  <text:p text:style-name="P7"/>
                </table:table-cell>
                <table:table-cell table:style-name="Table3.G2" office:value-type="string">
                  <text:p text:style-name="P7"/>
                </table:table-cell>
                <table:table-cell table:style-name="Table3.H2" office:value-type="string">
                  <text:p text:style-name="P7"/>
                </table:table-cell>
              </table:table-row>
              <table:table-row table:style-name="Table3.3">
                <table:table-cell table:style-name="Table3.A3" office:value-type="string">
                  <text:p text:style-name="P38"/>
                </table:table-cell>
                <table:table-cell table:style-name="Table3.B3" office:value-type="string">
                  <text:p text:style-name="P7"/>
                </table:table-cell>
                <table:table-cell table:style-name="Table3.C3" office:value-type="string">
                  <text:p text:style-name="P33"/>
                </table:table-cell>
                <table:table-cell table:style-name="Table3.D3" office:value-type="string">
                  <text:p text:style-name="P34"/>
                </table:table-cell>
                <table:table-cell table:style-name="Table3.E3" office:value-type="string">
                  <text:p text:style-name="P34"/>
                </table:table-cell>
                <table:table-cell table:style-name="Table3.F3" office:value-type="string">
                  <text:p text:style-name="P7"/>
                </table:table-cell>
                <table:table-cell table:style-name="Table3.G3" office:value-type="string">
                  <text:p text:style-name="P34"/>
                </table:table-cell>
                <table:table-cell table:style-name="Table3.H3" office:value-type="string">
                  <text:p text:style-name="P7"/>
                </table:table-cell>
              </table:table-row>
              <table:table-row table:style-name="TableLine392662864">
                <table:table-cell table:style-name="Table3.B1" office:value-type="string">
                  <text:p text:style-name="P27"><text:user-field-get text:name="py3o.line.product_id.name">line.product_id.name</text:user-field-get></text:p>
                  <text:p text:style-name="P26"><text:user-field-get text:name="py3o.line.bf_name">line.bf_name</text:user-field-get></text:p>
                </table:table-cell>
                <table:table-cell table:style-name="Table3.B4" office:value-type="string">
                  <text:p text:style-name="P21"/>
                </table:table-cell>
                <table:table-cell table:style-name="Table3.C4" office:value-type="string">
                  <text:p text:style-name="P22"><text:user-field-get text:name="py3o.line.bf_quantity">qty</text:user-field-get></text:p>
                </table:table-cell>
                <table:table-cell table:style-name="Table3.C4" office:value-type="string">
                  <text:p text:style-name="P22"><text:user-field-get text:name="py3o.line.bf_price_unit">bf_price_unit</text:user-field-get></text:p>
                </table:table-cell>
                <table:table-cell table:style-name="Table3.E4" office:value-type="string">
                  <text:p text:style-name="P22"><text:user-field-get text:name="py3o.line.bf_invoice_line_tax_ids">tax</text:user-field-get></text:p>
                </table:table-cell>
                <table:table-cell table:style-name="Table3.F4" office:value-type="string">
                  <text:p text:style-name="P21"/>
                </table:table-cell>
                <table:table-cell table:style-name="Table3.B1" office:value-type="string">
                  <text:p text:style-name="P22"><text:user-field-get text:name="py3o.line.bf_price_subtotal">subtotal</text:user-field-get></text:p>
                </table:table-cell>
                <table:table-cell table:style-name="Table3.H4" office:value-type="string">
                  <text:p text:style-name="P7"/>
                </table:table-cell>
              </table:table-row>
              <table:table-row table:style-name="TableLine240735008">
                <table:table-cell table:style-name="Table3.A5" office:value-type="string">
                  <text:p text:style-name="Table_20_Contents"><text:a xlink:type="simple" xlink:href="py3o:///for" text:style-name="Internet_20_link" text:visited-style-name="Visited_20_Internet_20_Link"><text:span text:style-name="T11">for</text:span></text:a></text:p>
                </table:table-cell>
                <table:table-cell table:style-name="Table3.B5" office:value-type="string">
                  <text:p text:style-name="P7"/>
                </table:table-cell>
                <table:table-cell table:style-name="Table3.C5" office:value-type="string">
                  <text:p text:style-name="P7"/>
                </table:table-cell>
                <table:table-cell table:style-name="Table3.D5" office:value-type="string">
                  <text:p text:style-name="P7"/>
                </table:table-cell>
                <table:table-cell table:style-name="Table3.E5" office:value-type="string">
                  <text:p text:style-name="P7"/>
                </table:table-cell>
                <table:table-cell table:style-name="Table3.F5" office:value-type="string">
                  <text:p text:style-name="P7"/>
                </table:table-cell>
                <table:table-cell table:style-name="Table3.G5" office:value-type="string">
                  <text:p text:style-name="P7"/>
                </table:table-cell>
                <table:table-cell table:style-name="Table3.H5" office:value-type="string">
                  <text:p text:style-name="P7"/>
                </table:table-cell>
              </table:table-row>
              <table:table-row table:style-name="TableLine349713040">
                <table:table-cell table:style-name="Table3.A6" office:value-type="string">
                  <text:p text:style-name="P7"/>
                </table:table-cell>
                <table:table-cell table:style-name="Table3.B6" office:value-type="string">
                  <text:p text:style-name="P7"/>
                </table:table-cell>
                <table:table-cell table:style-name="Table3.C6" office:value-type="string">
                  <text:p text:style-name="P8"/>
                </table:table-cell>
                <table:table-cell table:style-name="Table3.D6" office:value-type="string">
                  <text:p text:style-name="P7"/>
                </table:table-cell>
                <table:table-cell table:style-name="Table3.E6" office:value-type="string">
                  <text:p text:style-name="P7"/>
                </table:table-cell>
                <table:table-cell table:style-name="Table3.F6" office:value-type="string">
                  <text:p text:style-name="P7"/>
                </table:table-cell>
                <table:table-cell table:style-name="Table3.G6" office:value-type="string">
                  <text:p text:style-name="P7"/>
                </table:table-cell>
                <table:table-cell table:style-name="Table3.H6" office:value-type="string">
                  <text:p text:style-name="P7"/>
                </table:table-cell>
              </table:table-row>
              <table:table-row table:style-name="TableLine234773152">
                <table:table-cell table:style-name="Table3.A7" table:number-rows-spanned="5" table:number-columns-spanned="3" office:value-type="string">
                  <text:p text:style-name="P44">Payment method:</text:p>
                  <text:p text:style-name="P12">Cheque, Paypal, WesternUnion, Payonner, MasterCard</text:p>
                  <text:p text:style-name="P45"><text:a xlink:type="simple" xlink:href="py3o://if=%22o.payment_term_id%22" text:style-name="Internet_20_link" text:visited-style-name="Visited_20_Internet_20_Link"><text:span text:style-name="T16">if="o.payment_term_id"</text:span></text:a></text:p>
                  <text:p text:style-name="P15"/>
                  <text:p text:style-name="P43"><text:span text:style-name="T19">Payment </text:span><text:span text:style-name="T20">T</text:span><text:span text:style-name="T19">erms:</text:span></text:p>
                  <text:p text:style-name="P35"><text:user-field-get text:name="py3o.o.payment_term_id.bf_note">payment_term_id.bf_note</text:user-field-get></text:p>
                  <text:p text:style-name="P24"><text:a xlink:type="simple" xlink:href="py3o:///if" text:style-name="Internet_20_link" text:visited-style-name="Visited_20_Internet_20_Link"><text:span text:style-name="T20">if</text:span></text:a></text:p>
                </table:table-cell>
                <table:covered-table-cell/>
                <table:covered-table-cell/>
                <table:table-cell table:style-name="Table3.C4" table:number-columns-spanned="3" office:value-type="string">
                  <text:p text:style-name="P23">Subtotal</text:p>
                </table:table-cell>
                <table:covered-table-cell/>
                <table:covered-table-cell/>
                <table:table-cell table:style-name="Table3.C4" office:value-type="string">
                  <text:p text:style-name="P25"><text:user-field-get text:name="py3o.o.bf_amount_untaxed">amount_untaxed</text:user-field-get></text:p>
                </table:table-cell>
                <table:table-cell table:style-name="Table3.H7" office:value-type="string">
                  <text:p text:style-name="P21"/>
                </table:table-cell>
              </table:table-row>
              <table:table-row table:style-name="TableLine233908736">
                <table:covered-table-cell table:style-name="Table3.A7"/>
                <table:covered-table-cell/>
                <table:covered-table-cell/>
                <table:table-cell table:style-name="Table3.D8" table:number-columns-spanned="3" office:value-type="string">
                  <text:p text:style-name="Table_20_Contents"><text:a xlink:type="simple" xlink:href="py3o://for=%22tline%20in%20data.tax_amount_by_group%22" text:style-name="Internet_20_link" text:visited-style-name="Visited_20_Internet_20_Link"><text:span text:style-name="T12">for="tline in data.tax_amount_by_group"</text:span></text:a></text:p>
                </table:table-cell>
                <table:covered-table-cell/>
                <table:covered-table-cell/>
                <table:table-cell table:style-name="Table3.G8" office:value-type="string">
                  <text:p text:style-name="P7"/>
                </table:table-cell>
                <table:table-cell table:style-name="Table3.H8" office:value-type="string">
                  <text:p text:style-name="P7"/>
                </table:table-cell>
              </table:table-row>
              <table:table-row table:style-name="TableLine39648112">
                <table:covered-table-cell table:style-name="Table3.A7"/>
                <table:covered-table-cell/>
                <table:covered-table-cell/>
                <table:table-cell table:style-name="Table3.D9" table:number-columns-spanned="3" office:value-type="string">
                  <text:p text:style-name="P41"><text:user-field-get text:name="py3o.tline.tax_name">tax_name</text:user-field-get><text:s/><text:user-field-get text:name="py3o.tline.amount">amount</text:user-field-get></text:p>
                </table:table-cell>
                <table:covered-table-cell/>
                <table:covered-table-cell/>
                <table:table-cell table:style-name="Table3.G9" office:value-type="string">
                  <text:p text:style-name="P42"><text:user-field-get text:name="py3o.tline.tax">tax</text:user-field-get></text:p>
                </table:table-cell>
                <table:table-cell table:style-name="Table3.H9" office:value-type="string">
                  <text:p text:style-name="P7"/>
                </table:table-cell>
              </table:table-row>
              <table:table-row table:style-name="TableLine160989488">
                <table:covered-table-cell table:style-name="Table3.A7"/>
                <table:covered-table-cell/>
                <table:covered-table-cell/>
                <table:table-cell table:style-name="Table3.D10" table:number-columns-spanned="3" office:value-type="string">
                  <text:p text:style-name="Table_20_Contents"><text:a xlink:type="simple" xlink:href="py3o:///for" text:style-name="Internet_20_link" text:visited-style-name="Visited_20_Internet_20_Link"><text:span text:style-name="T12">for</text:span></text:a></text:p>
                </table:table-cell>
                <table:covered-table-cell/>
                <table:covered-table-cell/>
                <table:table-cell table:style-name="Table3.G10" office:value-type="string">
                  <text:p text:style-name="P7"/>
                </table:table-cell>
                <table:table-cell table:style-name="Table3.H10" office:value-type="string">
                  <text:p text:style-name="P7"/>
                </table:table-cell>
              </table:table-row>
              <table:table-row table:style-name="TableLine245436064">
                <table:covered-table-cell table:style-name="Table3.A7"/>
                <table:covered-table-cell/>
                <table:covered-table-cell/>
                <table:table-cell table:style-name="Table3.A1" table:number-columns-spanned="3" office:value-type="string">
                  <text:p text:style-name="P28">Grand Total</text:p>
                </table:table-cell>
                <table:covered-table-cell/>
                <table:covered-table-cell/>
                <table:table-cell table:style-name="Table3.A1" office:value-type="string">
                  <text:p text:style-name="P29"><text:user-field-get text:name="py3o.o.bf_amount_total">bf_amount_total</text:user-field-get></text:p>
                </table:table-cell>
                <table:table-cell table:style-name="Table3.B1" office:value-type="string">
                  <text:p text:style-name="P21"/>
                </table:table-cell>
              </table:table-row>
            </table:table>
            <text:p text:style-name="P39"/>
          </table:table-cell>
        </table:table-row>
      </table:table>
      <text:p text:style-name="P49"><text:a xlink:type="simple" xlink:href="py3o://if=%22o.comment%22" text:style-name="Internet_20_link" text:visited-style-name="Visited_20_Internet_20_Link"><text:span text:style-name="T14">if="o.comment"</text:span></text:a></text:p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39967968">
          <table:table-cell table:style-name="Table7.A1" office:value-type="string">
            <text:p text:style-name="P48"><text:span text:style-name="T21">Terms </text:span><text:span text:style-name="T22">&amp; Conditions/Note</text:span><text:span text:style-name="T21">:</text:span></text:p>
          </table:table-cell>
          <table:table-cell table:style-name="Table7.B1" office:value-type="string">
            <text:p text:style-name="P13"/>
          </table:table-cell>
          <table:table-cell table:style-name="Table7.B1" office:value-type="string">
            <text:p text:style-name="P37"><text:user-field-get text:name="py3o.o.bf_comment">bf_comment</text:user-field-get></text:p>
          </table:table-cell>
        </table:table-row>
      </table:table>
      <text:p text:style-name="P50"><text:a xlink:type="simple" xlink:href="py3o:///if" text:style-name="Internet_20_link" text:visited-style-name="Visited_20_Internet_20_Link"><text:span text:style-name="T15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995cm" style:rel-column-width="13779*"/>
    </style:style>
    <style:style style:name="Table5.B" style:family="table-column">
      <style:table-column-properties style:column-width="7.197cm" style:rel-column-width="24822*"/>
    </style:style>
    <style:style style:name="Table5.C" style:family="table-column">
      <style:table-column-properties style:column-width="7.809cm" style:rel-column-width="26934*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20.997cm" fo:margin-left="-1cm" table:align="left"/>
    </style:style>
    <style:style style:name="Table4.A" style:family="table-column">
      <style:table-column-properties style:column-width="5.556cm"/>
    </style:style>
    <style:style style:name="Table4.B" style:family="table-column">
      <style:table-column-properties style:column-width="0.265cm"/>
    </style:style>
    <style:style style:name="Table4.C" style:family="table-column">
      <style:table-column-properties style:column-width="15.177cm"/>
    </style:style>
    <style:style style:name="Table4.A1" style:family="table-cell">
      <style:table-cell-properties style:vertical-align="middle" fo:background-color="#929497" fo:padding-left="1cm" fo:padding-right="0.101cm" fo:padding-top="0.101cm" fo:padding-bottom="0.101cm" fo:border="none">
        <style:background-image/>
      </style:table-cell-properties>
    </style:style>
    <style:style style:name="Table4.B1" style:family="table-cell">
      <style:table-cell-properties style:vertical-align="middle" fo:padding="0.101cm" fo:border="none"/>
    </style:style>
    <style:style style:name="Table4.C1" style:family="table-cell">
      <style:table-cell-properties style:vertical-align="middle" fo:background-color="#1c75bc" fo:padding="0.101cm" fo:border="none">
        <style:background-image/>
      </style:table-cell-properties>
    </style:style>
    <style:style style:name="MP1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MP2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officeooo:paragraph-rsid="002f2c52"/>
    </style:style>
    <style:style style:name="MP6" style:family="paragraph" style:parent-style-name="Table_20_Contents">
      <style:paragraph-properties fo:text-align="end" style:justify-single-word="false"/>
      <style:text-properties officeooo:paragraph-rsid="00311258"/>
    </style:style>
    <style:style style:name="MP7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M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MP9" style:family="paragraph" style:parent-style-name="Table_20_Contents">
      <style:text-properties style:font-name="Calibri" officeooo:paragraph-rsid="003b12c7"/>
    </style:style>
    <style:style style:name="MP10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8feb0b" style:font-weight-asian="normal" style:font-weight-complex="normal"/>
    </style:style>
    <style:style style:name="MT3" style:family="text">
      <style:text-properties fo:font-weight="bold" officeooo:rsid="008feb0b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style:font-name="Calibri" fo:font-size="10pt" officeooo:rsid="00311258" style:font-size-asian="10pt" style:font-size-complex="10pt"/>
    </style:style>
    <style:style style:name="MT6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MT7" style:family="text">
      <style:text-properties fo:font-weight="bold" officeooo:rsid="00311258" style:font-weight-asian="bold" style:font-weight-complex="bold"/>
    </style:style>
    <style:style style:name="MT8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MT9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bf_report_header" text:name="py3o.o.company_id.bf_report_header"/>
          <text:user-field-decl office:value-type="string" office:string-value="name" text:name="py3o.o.name"/>
          <text:user-field-decl office:value-type="string" office:string-value="origin" text:name="py3o.o.origin"/>
          <text:user-field-decl office:value-type="string" office:string-value="reference" text:name="py3o.o.reference"/>
        </text:user-field-decls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Line273192672">
            <table:table-cell table:style-name="Table5.A1" office:value-type="string">
              <text:p text:style-name="MP2"><draw:frame draw:style-name="Mfr1" draw:name="py3o.image(o.company_id.logo, 'png', width='1.5cm', height='1.5cm', isb64=True)" text:anchor-type="char" svg:x="0cm" svg:y="0cm" svg:width="1.799cm" draw:z-index="0"><draw:text-box fo:min-height="1.799cm"><text:p text:style-name="Frame_20_contents"/></draw:text-box></draw:frame></text:p>
            </table:table-cell>
            <table:table-cell table:style-name="Table5.A1" office:value-type="string">
              <text:p text:style-name="MP3"><text:user-field-get text:name="py3o.o.company_id.bf_report_header">bf_report_header</text:user-field-get></text:p>
            </table:table-cell>
            <table:table-cell table:style-name="Table5.A1" office:value-type="string">
              <text:p text:style-name="MP4"><text:span text:style-name="MT1">Invoice Date</text:span>: <text:span text:style-name="MT2"><text:user-field-get text:name="py3o.o.bf_date_due">date_due</text:user-field-get></text:span></text:p>
              <text:p text:style-name="MP4"><text:span text:style-name="MT3">I</text:span><text:span text:style-name="MT1">nvoice</text:span><text:span text:style-name="MT4"> # </text:span><text:span text:style-name="MT2"><text:user-field-get text:name="py3o.o.bf_number">bf_number</text:user-field-get></text:span></text:p>
              <text:p text:style-name="MP5"><text:a xlink:type="simple" xlink:href="py3o://if=%22o.date_due%22" text:style-name="Internet_20_link" text:visited-style-name="Visited_20_Internet_20_Link"><text:span text:style-name="MT5">if="o.date_due"</text:span></text:a></text:p>
              <text:p text:style-name="MP4"><text:span text:style-name="MT3">D</text:span><text:span text:style-name="MT1">ate Due</text:span><text:span text:style-name="MT4">: </text:span><text:span text:style-name="MT4"><text:user-field-get text:name="py3o.o.bf_date_due">date_due</text:user-field-get></text:span></text:p>
              <text:p text:style-name="MP5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reference%22" text:style-name="Internet_20_link" text:visited-style-name="Visited_20_Internet_20_Link"><text:span text:style-name="MT5">if="o.reference"</text:span></text:a></text:p>
              <text:p text:style-name="MP7"><text:span text:style-name="MT7">Reference</text:span><text:span text:style-name="MT4">: </text:span><text:span text:style-name="MT4"><text:user-field-get text:name="py3o.o.reference">referenc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origin%22" text:style-name="Internet_20_link" text:visited-style-name="Visited_20_Internet_20_Link"><text:span text:style-name="MT5">if="o.origin"</text:span></text:a></text:p>
              <text:p text:style-name="MP6"><text:span text:style-name="MT8">Source</text:span><text:span text:style-name="MT9">: </text:span><text:span text:style-name="MT9"><text:user-field-get text:name="py3o.o.origin">origin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name%22" text:style-name="Internet_20_link" text:visited-style-name="Visited_20_Internet_20_Link"><text:span text:style-name="MT5">if="o.name"</text:span></text:a></text:p>
              <text:p text:style-name="MP6"><text:span text:style-name="MT8">Description</text:span><text:span text:style-name="MT9">: </text:span><text:span text:style-name="MT9"><text:user-field-get text:name="py3o.o.name">nam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  <text:user-field-decl office:value-type="string" office:string-value="name" text:name="py3o.o.company_id.name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343522912">
            <table:table-cell table:style-name="Table4.A1" office:value-type="string">
              <text:p text:style-name="MP8"><text:user-field-get text:name="py3o.o.company_id.name">name</text:user-field-get></text:p>
            </table:table-cell>
            <table:table-cell table:style-name="Table4.B1" office:value-type="string">
              <text:p text:style-name="MP9"/>
            </table:table-cell>
            <table:table-cell table:style-name="Table4.C1" office:value-type="string">
              <text:p text:style-name="MP10"><text:user-field-get text:name="py3o.o.company_id.footer_line_abbr">footer_line_abbr</text:user-field-get></text:p>
              <text:p text:style-name="MP10"><text:user-field-get text:name="py3o.o.company_id.bf_report_footer">bf_report_footer</text:user-field-get></text:p>
            </table:table-cell>
          </table:table-row>
        </table:table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1T10:33:05.996654563</meta:creation-date>
    <dc:date>2022-02-08T17:07:18.122188869</dc:date>
    <meta:editing-duration>PT2H21M38S</meta:editing-duration>
    <meta:editing-cycles>51</meta:editing-cycles>
    <meta:generator>LibreOffice/7.3.0.3$Linux_X86_64 LibreOffice_project/0f246aa12d0eee4a0f7adcefbf7c878fc2238db3</meta:generator>
    <meta:document-statistic meta:table-count="6" meta:image-count="0" meta:object-count="0" meta:page-count="1" meta:paragraph-count="65" meta:word-count="88" meta:character-count="792" meta:non-whitespace-character-count="769"/>
  </office:meta>
</office:document-meta>
</file>